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1231e"/>
    </style:style>
    <style:style style:name="P2" style:family="paragraph" style:parent-style-name="Horizontal_20_Line">
      <style:text-properties officeooo:paragraph-rsid="0001231e"/>
    </style:style>
    <style:style style:name="P3" style:family="paragraph" style:parent-style-name="Text_20_body" style:list-style-name="L1">
      <style:text-properties officeooo:paragraph-rsid="0001231e"/>
    </style:style>
    <style:style style:name="P4" style:family="paragraph" style:parent-style-name="Text_20_body" style:list-style-name="L10">
      <style:text-properties officeooo:paragraph-rsid="0001231e"/>
    </style:style>
    <style:style style:name="P5" style:family="paragraph" style:parent-style-name="Text_20_body" style:list-style-name="L11">
      <style:text-properties officeooo:paragraph-rsid="0001231e"/>
    </style:style>
    <style:style style:name="P6" style:family="paragraph" style:parent-style-name="Text_20_body" style:list-style-name="L12">
      <style:text-properties officeooo:paragraph-rsid="0001231e"/>
    </style:style>
    <style:style style:name="P7" style:family="paragraph" style:parent-style-name="Text_20_body" style:list-style-name="L13">
      <style:text-properties officeooo:paragraph-rsid="0001231e"/>
    </style:style>
    <style:style style:name="P8" style:family="paragraph" style:parent-style-name="Text_20_body" style:list-style-name="L14">
      <style:text-properties officeooo:paragraph-rsid="0001231e"/>
    </style:style>
    <style:style style:name="P9" style:family="paragraph" style:parent-style-name="Text_20_body" style:list-style-name="L15">
      <style:text-properties officeooo:paragraph-rsid="0001231e"/>
    </style:style>
    <style:style style:name="P10" style:family="paragraph" style:parent-style-name="Text_20_body" style:list-style-name="L16">
      <style:text-properties officeooo:paragraph-rsid="0001231e"/>
    </style:style>
    <style:style style:name="P11" style:family="paragraph" style:parent-style-name="Text_20_body" style:list-style-name="L17">
      <style:text-properties officeooo:paragraph-rsid="0001231e"/>
    </style:style>
    <style:style style:name="P12" style:family="paragraph" style:parent-style-name="Text_20_body">
      <style:text-properties officeooo:paragraph-rsid="0001231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To:</text:span> Lilly.sawyer@fastier.com<text:line-break/><text:span text:style-name="Strong_20_Emphasis">From:</text:span> aws@aws.com<text:line-break/><text:span text:style-name="Strong_20_Emphasis">Subject:</text:span> Scalable and Resilient AWS Architecture Recommendation for Fastier</text:p>
      <text:p text:style-name="P12">Hi Lilly,</text:p>
      <text:p text:style-name="P12">Thank you for reaching out, and congratulations on Fastier’s recent success! We’ve reviewed your current architecture and understand the challenges you're facing, slow response times during peak periods, memory-related crashes, deployment downtimes, and lack of disaster recovery.</text:p>
      <text:p text:style-name="P12">As your web app is built with React (a Single Page Application), backed by a Python Flask API and PostgreSQL database, all hosted on a single EC2 instance, the current architecture is understandably struggling to keep up with growth. Based on your needs and the flexibility of a startup, we’re proposing a <text:span text:style-name="Strong_20_Emphasis">scalable, highly available architecture using AWS Elastic Beanstalk</text:span>, along with complementary AWS services that simplify deployment, enable auto-scaling, and improve reliability.</text:p>
      <text:p text:style-name="P12">Here’s a detailed breakdown of the recommended architecture and the rationale behind each component:</text:p>
      <text:p text:style-name="P2"/>
      <text:h text:style-name="P1" text:outline-level="3"><text:span text:style-name="Strong_20_Emphasis">1. Elastic Beanstalk (with Auto-Scaling EC2 Group)</text:span></text:h>
      <text:p text:style-name="P12">Elastic Beanstalk (EB) is the centerpiece of your new backend. It wraps together services like EC2, RDS, and Load Balancing into an easy-to-manage environment.</text:p>
      <text:list text:style-name="L1">
        <text:list-item>
          <text:p text:style-name="P3"><text:span text:style-name="Strong_20_Emphasis">Why we chose it:</text:span><text:line-break/>EB supports Python (your backend language), manages infrastructure automatically, and offers <text:span text:style-name="Strong_20_Emphasis">auto-scaling</text:span>, <text:span text:style-name="Strong_20_Emphasis">rolling or blue/green deployments</text:span>, and <text:span text:style-name="Strong_20_Emphasis">health monitoring</text:span>. It helps reduce downtime during deployments, a key concern you raised.</text:p>
        </text:list-item>
        <text:list-item>
          <text:p text:style-name="P3"><text:span text:style-name="Strong_20_Emphasis">How it’s billed:</text:span><text:line-break/>EB itself is free, you only pay for the AWS resources it provisions (EC2, RDS, ELB, etc.). Costs will vary based on traffic since auto-scaling adds/removes instances depending on demand.</text:p>
        </text:list-item>
      </text:list>
      <text:p text:style-name="P2"/>
      <text:h text:style-name="P1" text:outline-level="3"><text:span text:style-name="Strong_20_Emphasis">2. EC2 Instances (Within Elastic Beanstalk)</text:span></text:h>
      <text:p text:style-name="P12">Your Flask app will run on a scalable set of EC2 instances.</text:p>
      <text:list text:style-name="L10">
        <text:list-item>
          <text:p text:style-name="P4"><text:span text:style-name="Strong_20_Emphasis">Why we chose it:</text:span><text:line-break/>EC2 offers control and performance, while Beanstalk automates the provisioning. With auto-scaling, you won’t be stuck with just one t3.medium instance anymore.</text:p>
        </text:list-item>
        <text:list-item>
          <text:p text:style-name="P4"><text:span text:style-name="Strong_20_Emphasis">How it’s billed:</text:span><text:line-break/>You’re billed hourly for each instance. More instances = more cost, but auto-scaling ensures you're only paying for what you use during peak demand.</text:p>
        </text:list-item>
      </text:list>
      <text:p text:style-name="P2"/>
      <text:h text:style-name="P1" text:outline-level="3"><text:soft-page-break/><text:s/><text:span text:style-name="Strong_20_Emphasis">3. Elastic Load Balancer (ELB)</text:span></text:h>
      <text:p text:style-name="P12">Distributes incoming web traffic to your EC2 instances.</text:p>
      <text:list text:style-name="L11">
        <text:list-item>
          <text:p text:style-name="P5"><text:span text:style-name="Strong_20_Emphasis">Why we chose it:</text:span><text:line-break/>Ensures even traffic distribution and improves fault tolerance. It detects unhealthy instances and reroutes traffic automatically.</text:p>
        </text:list-item>
        <text:list-item>
          <text:p text:style-name="P5"><text:span text:style-name="Strong_20_Emphasis">How it’s billed:</text:span><text:line-break/>Billed per hour the load balancer runs + data processed.</text:p>
        </text:list-item>
      </text:list>
      <text:p text:style-name="P2"/>
      <text:h text:style-name="P1" text:outline-level="3"><text:s/><text:span text:style-name="Strong_20_Emphasis">4. Amazon RDS (PostgreSQL)</text:span></text:h>
      <text:p text:style-name="P12">Replaces your single-instance PostgreSQL DB with a managed, scalable database.</text:p>
      <text:list text:style-name="L12">
        <text:list-item>
          <text:p text:style-name="P6"><text:span text:style-name="Strong_20_Emphasis">Why we chose it:</text:span><text:line-break/>Offers automated backups, patching, and high availability (if multi-AZ is enabled). Much more reliable than a DB running inside EC2.</text:p>
        </text:list-item>
        <text:list-item>
          <text:p text:style-name="P6"><text:span text:style-name="Strong_20_Emphasis">How it’s billed:</text:span><text:line-break/>Charged per hour based on instance type and size. Storage and backup retention also impact pricing.</text:p>
        </text:list-item>
      </text:list>
      <text:p text:style-name="P2"/>
      <text:h text:style-name="P1" text:outline-level="3"><text:s/><text:span text:style-name="Strong_20_Emphasis">5. Amazon S3</text:span></text:h>
      <text:p text:style-name="P12">Hosts your static React frontend (HTML, CSS, JS assets).</text:p>
      <text:list text:style-name="L13">
        <text:list-item>
          <text:p text:style-name="P7"><text:span text:style-name="Strong_20_Emphasis">Why we chose it:</text:span><text:line-break/>S3 is fast, secure, and perfect for hosting static content. Your React SPA can be served with low latency, globally.</text:p>
        </text:list-item>
        <text:list-item>
          <text:p text:style-name="P7"><text:span text:style-name="Strong_20_Emphasis">How it’s billed:</text:span><text:line-break/>Pay for the amount of data stored and transferred. Costs are low unless you have very large assets or high download traffic.</text:p>
        </text:list-item>
      </text:list>
      <text:p text:style-name="P2"/>
      <text:h text:style-name="P1" text:outline-level="3"><text:span text:style-name="Strong_20_Emphasis">6. Amazon Route 53</text:span></text:h>
      <text:p text:style-name="P12">Manages your domain name and DNS routing.</text:p>
      <text:list text:style-name="L14">
        <text:list-item>
          <text:p text:style-name="P8"><text:span text:style-name="Strong_20_Emphasis">Why we chose it:</text:span><text:line-break/>Easy integration with S3 and ELB. Route 53 enables you to point your domain (like fastier.com) to your hosted frontend and backend seamlessly.</text:p>
        </text:list-item>
        <text:list-item>
          <text:p text:style-name="P8"><text:span text:style-name="Strong_20_Emphasis">How it’s billed:</text:span><text:line-break/>Charged per hosted zone + number of DNS queries.</text:p>
        </text:list-item>
      </text:list>
      <text:p text:style-name="P2"/>
      <text:h text:style-name="P1" text:outline-level="3"><text:soft-page-break/><text:span text:style-name="Strong_20_Emphasis">7. AWS CodePipeline</text:span></text:h>
      <text:p text:style-name="P12">Automates deployment from source code to Beanstalk (backend) and S3 (frontend).</text:p>
      <text:list text:style-name="L15">
        <text:list-item>
          <text:p text:style-name="P9"><text:span text:style-name="Strong_20_Emphasis">Why we chose it:</text:span><text:line-break/>Eliminates manual deployment errors and provides <text:span text:style-name="Strong_20_Emphasis">continuous integration and deployment (CI/CD)</text:span>. Paired with GitHub or CodeCommit, it builds and deploys your code on push.</text:p>
        </text:list-item>
        <text:list-item>
          <text:p text:style-name="P9"><text:span text:style-name="Strong_20_Emphasis">How it’s billed:</text:span><text:line-break/>Billed per pipeline per month. Since Fastier may have just 1–2 pipelines, the cost stays predictable and low.</text:p>
        </text:list-item>
      </text:list>
      <text:p text:style-name="P2"/>
      <text:h text:style-name="P1" text:outline-level="3"><text:s/>Optional: Multi-AZ Deployment</text:h>
      <text:p text:style-name="P12">We recommend <text:span text:style-name="Strong_20_Emphasis">adding another Availability Zone (AZ)</text:span> to improve disaster recovery. This means EC2 and RDS will be duplicated in a second data center, allowing failover if one zone fails.</text:p>
      <text:list text:style-name="L16">
        <text:list-item>
          <text:p text:style-name="P10"><text:span text:style-name="Strong_20_Emphasis">How it’s billed:</text:span><text:line-break/>Effectively doubles the infrastructure cost (since resources are duplicated), but adds serious resilience.</text:p>
        </text:list-item>
      </text:list>
      <text:p text:style-name="P2"/>
      <text:h text:style-name="P1" text:outline-level="3">Cost Summary &amp; Variability</text:h>
      <text:list text:style-name="L17">
        <text:list-item>
          <text:p text:style-name="P11">Your <text:span text:style-name="Strong_20_Emphasis">core costs</text:span> will come from EC2, RDS, and ELB—all usage-based.</text:p>
        </text:list-item>
        <text:list-item>
          <text:p text:style-name="P11">CodePipeline and Route 53 are low, fixed costs.</text:p>
        </text:list-item>
        <text:list-item>
          <text:p text:style-name="P11">S3 and data transfer charges will depend on traffic and storage.</text:p>
        </text:list-item>
        <text:list-item>
          <text:p text:style-name="P11">Auto-scaling keeps you from overpaying during quiet periods.</text:p>
        </text:list-item>
        <text:list-item>
          <text:p text:style-name="P11">The AWS <text:a xlink:type="simple" xlink:href="https://calculator.aws/" office:target-frame-name="_new" xlink:show="replace" text:style-name="Internet_20_link" text:visited-style-name="Visited_20_Internet_20_Link">Pricing Calculator</text:a> can help forecast monthly costs more accurately based on your usage.</text:p>
        </text:list-item>
      </text:list>
      <text:p text:style-name="P2"/>
      <text:h text:style-name="P1" text:outline-level="3">Final Thoughts</text:h>
      <text:p text:style-name="P12">This setup gives you:<text:line-break/>Seamless scaling for growth<text:line-break/>Zero-downtime deployments<text:line-break/>Improved performance and availability<text:line-break/>Simplified infrastructure management</text:p>
      <text:p text:style-name="P12">We’d love to discuss this further and help you with setup and migration. Please let us know a good time for a call or demo!</text:p>
      <text:p text:style-name="P12">Best regards,<text:line-break/>Solutions Architect, AW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21:55:46.636117458</meta:creation-date>
    <dc:date>2025-06-24T21:56:24.693459976</dc:date>
    <meta:editing-duration>PT38S</meta:editing-duration>
    <meta:editing-cycles>1</meta:editing-cycles>
    <meta:document-statistic meta:table-count="0" meta:image-count="0" meta:object-count="0" meta:page-count="3" meta:paragraph-count="46" meta:word-count="762" meta:character-count="4854" meta:non-whitespace-character-count="4156"/>
    <meta:generator>LibreOffice/24.2.7.2$Linux_X86_64 LibreOffice_project/420$Build-2</meta:generator>
  </office:meta>
</office:document-meta>
</file>